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96243" officeooo:paragraph-rsid="00096243"/>
    </style:style>
    <style:style style:name="P2" style:family="paragraph" style:parent-style-name="Standard">
      <style:text-properties officeooo:rsid="000aefee" officeooo:paragraph-rsid="000aefee"/>
    </style:style>
    <style:style style:name="P3" style:family="paragraph" style:parent-style-name="Standard">
      <style:text-properties fo:font-weight="bold" officeooo:rsid="000c0b15" officeooo:paragraph-rsid="000c0b15" style:font-weight-asian="bold" style:font-weight-complex="bold"/>
    </style:style>
    <style:style style:name="P4" style:family="paragraph" style:parent-style-name="Standard">
      <style:text-properties fo:font-weight="bold" officeooo:rsid="0010fae0" officeooo:paragraph-rsid="0010fae0" style:font-weight-asian="bold" style:font-weight-complex="bold"/>
    </style:style>
    <style:style style:name="P5" style:family="paragraph" style:parent-style-name="Standard">
      <style:text-properties fo:font-weight="bold" officeooo:rsid="0011b7f8" officeooo:paragraph-rsid="0011b7f8" style:font-weight-asian="bold" style:font-weight-complex="bold"/>
    </style:style>
    <style:style style:name="P6" style:family="paragraph" style:parent-style-name="Standard">
      <style:text-properties fo:font-weight="normal" officeooo:rsid="000df054" officeooo:paragraph-rsid="000c0b15" style:font-weight-asian="normal" style:font-weight-complex="normal"/>
    </style:style>
    <style:style style:name="P7" style:family="paragraph" style:parent-style-name="Standard">
      <style:text-properties fo:font-weight="normal" officeooo:rsid="000fc8e4" officeooo:paragraph-rsid="000fc8e4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99e65" officeooo:paragraph-rsid="00199e65" style:font-weight-asian="bold" style:font-weight-complex="bold"/>
    </style:style>
    <style:style style:name="P9" style:family="paragraph" style:parent-style-name="Table_20_Contents">
      <style:text-properties fo:font-weight="bold" officeooo:rsid="000df054" officeooo:paragraph-rsid="000df054" style:font-weight-asian="bold" style:font-weight-complex="bold"/>
    </style:style>
    <style:style style:name="P10" style:family="paragraph" style:parent-style-name="Table_20_Contents">
      <style:text-properties officeooo:rsid="000df054" officeooo:paragraph-rsid="000df054"/>
    </style:style>
    <style:style style:name="P11" style:family="paragraph" style:parent-style-name="Standard" style:list-style-name="L1">
      <style:text-properties fo:font-weight="bold" officeooo:rsid="000aefee" officeooo:paragraph-rsid="000aefee" style:font-weight-asian="bold" style:font-weight-complex="bold"/>
    </style:style>
    <style:style style:name="P12" style:family="paragraph" style:parent-style-name="Standard">
      <style:text-properties fo:font-weight="normal" officeooo:rsid="000aefee" officeooo:paragraph-rsid="000aefee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0fc8e4" officeooo:paragraph-rsid="000fc8e4" style:font-weight-asian="normal" style:font-weight-complex="normal"/>
    </style:style>
    <style:style style:name="P14" style:family="paragraph" style:parent-style-name="Standard">
      <style:text-properties fo:font-weight="normal" officeooo:rsid="000fc8e4" officeooo:paragraph-rsid="000fc8e4" style:font-weight-asian="normal" style:font-weight-complex="normal"/>
    </style:style>
    <style:style style:name="P15" style:family="paragraph" style:parent-style-name="Standard">
      <style:text-properties fo:font-weight="normal" officeooo:rsid="0010fae0" officeooo:paragraph-rsid="0010fae0" style:font-weight-asian="normal" style:font-weight-complex="normal"/>
    </style:style>
    <style:style style:name="P16" style:family="paragraph" style:parent-style-name="Standard" style:list-style-name="L3">
      <style:text-properties style:text-underline-style="solid" style:text-underline-width="auto" style:text-underline-color="font-color" fo:font-weight="bold" officeooo:rsid="0011b7f8" officeooo:paragraph-rsid="0011b7f8" style:font-weight-asian="bold" style:font-weight-complex="bold"/>
    </style:style>
    <style:style style:name="P17" style:family="paragraph" style:parent-style-name="Standard" style:list-style-name="L3">
      <style:text-properties style:text-underline-style="solid" style:text-underline-width="auto" style:text-underline-color="font-color" fo:font-weight="bold" officeooo:rsid="001441a8" officeooo:paragraph-rsid="001441a8" style:font-weight-asian="bold" style:font-weight-complex="bold"/>
    </style:style>
    <style:style style:name="P18" style:family="paragraph" style:parent-style-name="Standard" style:list-style-name="L3">
      <style:text-properties style:text-underline-style="solid" style:text-underline-width="auto" style:text-underline-color="font-color" fo:font-weight="bold" officeooo:rsid="0014a702" officeooo:paragraph-rsid="0014a702" style:font-weight-asian="bold" style:font-weight-complex="bold"/>
    </style:style>
    <style:style style:name="P19" style:family="paragraph" style:parent-style-name="Standard" style:list-style-name="L3">
      <style:text-properties style:text-underline-style="solid" style:text-underline-width="auto" style:text-underline-color="font-color" fo:font-weight="bold" officeooo:rsid="0017bdb9" officeooo:paragraph-rsid="0017bdb9" style:font-weight-asian="bold" style:font-weight-complex="bold"/>
    </style:style>
    <style:style style:name="P20" style:family="paragraph" style:parent-style-name="Standard" style:list-style-name="L4">
      <style:text-properties style:text-underline-style="solid" style:text-underline-width="auto" style:text-underline-color="font-color" fo:font-weight="bold" officeooo:rsid="001a5a55" officeooo:paragraph-rsid="001a5a55" style:font-weight-asian="bold" style:font-weight-complex="bold"/>
    </style:style>
    <style:style style:name="P21" style:family="paragraph" style:parent-style-name="Standard" style:list-style-name="L4">
      <style:text-properties style:text-underline-style="solid" style:text-underline-width="auto" style:text-underline-color="font-color" fo:font-weight="bold" officeooo:rsid="001ae427" officeooo:paragraph-rsid="001ae427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ae427" officeooo:paragraph-rsid="001ae427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e0b3a" officeooo:paragraph-rsid="001e0b3a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08b49" officeooo:paragraph-rsid="00208b49" style:font-weight-asian="bold" style:font-weight-complex="bold"/>
    </style:style>
    <style:style style:name="P25" style:family="paragraph" style:parent-style-name="Standard" style:list-style-name="L6">
      <style:text-properties style:text-underline-style="solid" style:text-underline-width="auto" style:text-underline-color="font-color" fo:font-weight="bold" officeooo:rsid="00208b49" officeooo:paragraph-rsid="00208b49" style:font-weight-asian="bold" style:font-weight-complex="bold"/>
    </style:style>
    <style:style style:name="P26" style:family="paragraph" style:parent-style-name="Standard">
      <style:text-properties style:text-underline-style="none" fo:font-weight="normal" officeooo:rsid="00198a39" officeooo:paragraph-rsid="0017bdb9" style:font-weight-asian="normal" style:font-weight-complex="normal"/>
    </style:style>
    <style:style style:name="P27" style:family="paragraph" style:parent-style-name="Standard" style:list-style-name="L3">
      <style:text-properties fo:font-style="italic" style:text-underline-style="solid" style:text-underline-width="auto" style:text-underline-color="font-color" fo:font-weight="bold" officeooo:rsid="001e0b3a" officeooo:paragraph-rsid="001e0b3a" style:font-style-asian="italic" style:font-weight-asian="bold" style:font-style-complex="italic" style:font-weight-complex="bold"/>
    </style:style>
    <style:style style:name="P28" style:family="paragraph" style:parent-style-name="Standard" style:list-style-name="L6">
      <style:text-properties fo:font-style="normal" style:text-underline-style="solid" style:text-underline-width="auto" style:text-underline-color="font-color" fo:font-weight="bold" officeooo:rsid="00208b49" officeooo:paragraph-rsid="00208b49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style:text-underline-style="solid" style:text-underline-width="auto" style:text-underline-color="font-color" fo:font-weight="bold" officeooo:rsid="00208b49" officeooo:paragraph-rsid="00208b49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style:text-underline-style="solid" style:text-underline-width="auto" style:text-underline-color="font-color" fo:font-weight="bold" officeooo:rsid="00219987" officeooo:paragraph-rsid="00219987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style:text-underline-style="solid" style:text-underline-width="auto" style:text-underline-color="font-color" fo:font-weight="bold" officeooo:rsid="00238065" officeooo:paragraph-rsid="00238065" style:font-style-asian="normal" style:font-weight-asian="bold" style:font-style-complex="normal" style:font-weight-complex="bold"/>
    </style:style>
    <style:style style:name="P32" style:family="paragraph" style:parent-style-name="Standard" style:list-style-name="L7">
      <style:text-properties fo:font-style="normal" style:text-underline-style="solid" style:text-underline-width="auto" style:text-underline-color="font-color" fo:font-weight="bold" officeooo:rsid="00238065" officeooo:paragraph-rsid="00238065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style:text-underline-style="solid" style:text-underline-width="auto" style:text-underline-color="font-color" fo:font-weight="bold" officeooo:rsid="0025525c" officeooo:paragraph-rsid="0025525c" style:font-style-asian="normal" style:font-weight-asian="bold" style:font-style-complex="normal" style:font-weight-complex="bold"/>
    </style:style>
    <style:style style:name="P34" style:family="paragraph" style:parent-style-name="Standard" style:list-style-name="L8">
      <style:text-properties fo:font-style="normal" style:text-underline-style="solid" style:text-underline-width="auto" style:text-underline-color="font-color" fo:font-weight="bold" officeooo:rsid="0025525c" officeooo:paragraph-rsid="0025525c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c5a4" style:font-weight-asian="normal" style:font-weight-complex="normal"/>
    </style:style>
    <style:style style:name="T3" style:family="text">
      <style:text-properties fo:font-weight="normal" officeooo:rsid="001a8a47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a716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2c5a4" style:font-weight-asian="normal" style:font-weight-complex="normal"/>
    </style:style>
    <style:style style:name="T9" style:family="text">
      <style:text-properties style:text-underline-style="none" fo:font-weight="normal" officeooo:rsid="00179d04" style:font-weight-asian="normal" style:font-weight-complex="normal"/>
    </style:style>
    <style:style style:name="T10" style:family="text">
      <style:text-properties style:text-underline-style="none" fo:font-weight="normal" officeooo:rsid="0017bdb9" style:font-weight-asian="normal" style:font-weight-complex="normal"/>
    </style:style>
    <style:style style:name="T11" style:family="text">
      <style:text-properties style:text-underline-style="none" fo:font-weight="normal" officeooo:rsid="00198a39" style:font-weight-asian="normal" style:font-weight-complex="normal"/>
    </style:style>
    <style:style style:name="T12" style:family="text">
      <style:text-properties style:text-underline-style="none" fo:font-weight="normal" officeooo:rsid="001a8a47" style:font-weight-asian="normal" style:font-weight-complex="normal"/>
    </style:style>
    <style:style style:name="T13" style:family="text">
      <style:text-properties style:text-underline-style="none" fo:font-weight="normal" officeooo:rsid="001b45e6" style:font-weight-asian="normal" style:font-weight-complex="normal"/>
    </style:style>
    <style:style style:name="T14" style:family="text">
      <style:text-properties style:text-underline-style="none" fo:font-weight="normal" officeooo:rsid="001c0840" style:font-weight-asian="normal" style:font-weight-complex="normal"/>
    </style:style>
    <style:style style:name="T15" style:family="text">
      <style:text-properties style:text-underline-style="none" officeooo:rsid="00198a39"/>
    </style:style>
    <style:style style:name="T16" style:family="text">
      <style:text-properties fo:font-style="normal" style:text-underline-style="none" fo:font-weight="normal" officeooo:rsid="001f70db" style:font-style-asian="normal" style:font-weight-asian="normal" style:font-style-complex="normal" style:font-weight-complex="normal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ceito de Estado sob 3 pontos de vista:</text:p>
      <text:list xml:id="list7012864074983733688" text:style-name="L1">
        <text:list-item>
          <text:p text:style-name="P11">sociológico<text:span text:style-name="T1"> → corporação territorial dotada de poder de mando originário;</text:span></text:p>
        </text:list-item>
        <text:list-item>
          <text:p text:style-name="P11">político<text:span text:style-name="T1"> → comunidade de homens, fixada em um território, com poder superior de ação, mando e coerção;</text:span></text:p>
        </text:list-item>
        <text:list-item>
          <text:p text:style-name="P11">constitucional<text:span text:style-name="T1"> → PJ territorial soberana.</text:span></text:p>
        </text:list-item>
      </text:list>
      <text:p text:style-name="P12"/>
      <text:p text:style-name="P3"><text:span text:style-name="T1">A </text:span>função administrativa<text:span text:style-name="T1"> caracteriza-se por prover de maneira </text:span>imediata e concreta<text:span text:style-name="T1"> as exigências individuais ou coletivas para a satisfação dos interesses públicos preestabelecidos em lei.</text:span>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Presidencialismo</text:p>
          </table:table-cell>
          <table:table-cell table:style-name="Tabela1.B1" office:value-type="string">
            <text:p text:style-name="P9">Parlamentarismo</text:p>
          </table:table-cell>
        </table:table-row>
        <table:table-row>
          <table:table-cell table:style-name="Tabela1.A2" office:value-type="string">
            <text:p text:style-name="P10">Independência entre Executivo e Legislativo</text:p>
            <text:p text:style-name="P10">PR é Chefe de Estado e Chefe de Governo</text:p>
            <text:p text:style-name="P10">PR tem mandato fixo</text:p>
            <text:p text:style-name="P10">Legislativo não está sujeito a ser dissolvido pelo Executivo</text:p>
          </table:table-cell>
          <table:table-cell table:style-name="Tabela1.B2" office:value-type="string">
            <text:p text:style-name="P10">Colaboração entre Executivo e Legislativo</text:p>
            <text:p text:style-name="P10">PR/Monarca é Chefe de Estado</text:p>
            <text:p text:style-name="P10">Primeiro Ministro é Chefe de Governo</text:p>
            <text:p text:style-name="P10">Primeiro Ministro é indicado pelo PR para mandato sem prazo fixo</text:p>
            <text:p text:style-name="P10">Executivo pode dissolver o Legislativo</text:p>
            <text:p text:style-name="P10"/>
            <text:p text:style-name="P10"/>
          </table:table-cell>
        </table:table-row>
      </table:table>
      <text:p text:style-name="P6"/>
      <text:p text:style-name="P7">Atividades próprias da administração pública em sentido <text:span text:style-name="T4">objetivo </text:span><text:span text:style-name="T5">(ou material ou funcional)</text:span>:</text:p>
      <text:list xml:id="list5310639513595931195" text:style-name="L2">
        <text:list-item>
          <text:p text:style-name="P13">polícia administrativa;</text:p>
        </text:list-item>
        <text:list-item>
          <text:p text:style-name="P13">serviço público;</text:p>
        </text:list-item>
        <text:list-item>
          <text:p text:style-name="P13">fomento; e</text:p>
        </text:list-item>
        <text:list-item>
          <text:p text:style-name="P13">intervenção.</text:p>
        </text:list-item>
      </text:list>
      <text:p text:style-name="P7"/>
      <text:p text:style-name="P4"><text:span text:style-name="T1">Na </text:span>administração pública<text:span text:style-name="T1">, a ação referente ao desempenho perene e sistemático, legal e técnico dos serviços do próprio Estado ou por ele assumidos em benefício da coletividade, é denominada </text:span>operacional<text:span text:style-name="T1">.</text:span></text:p>
      <text:p text:style-name="P15"/>
      <text:p text:style-name="P5">Evolução do conceito de Direito Administrativo<text:span text:style-name="T1">:</text:span></text:p>
      <text:list xml:id="list6638307042733882266" text:style-name="L3">
        <text:list-item>
          <text:p text:style-name="P16"><text:span text:style-name="T1">Escola do serviço público</text:span><text:span text:style-name="T7">: meras regras de organização e gestão dos serviços públicos;</text:span></text:p>
          <text:list>
            <text:list-item>
              <text:p text:style-name="P27"><text:span text:style-name="T16">Duguit: </text:span><text:span text:style-name="T7">serviço público em sentido </text:span><text:span text:style-name="T6">amplo</text:span><text:span text:style-name="T7"> → todas as funções do Estado, sem distinguir regime jurídico;</text:span></text:p>
            </text:list-item>
            <text:list-item>
              <text:p text:style-name="P27"><text:span text:style-name="T16">Jèze: </text:span><text:span text:style-name="T7">serviço público em sentido </text:span><text:span text:style-name="T6">estrito</text:span><text:span text:style-name="T7"> → apenas atividades exercidas pelo Estado para a satisfação das necessidade coletivas, com submissão a regime de direito público, exorbitante ao direito comum;</text:span></text:p>
            </text:list-item>
          </text:list>
        </text:list-item>
        <text:list-item>
          <text:p text:style-name="P16"><text:span text:style-name="T1">Critério do Poder Executivo</text:span><text:span text:style-name="T7">: </text:span><text:span text:style-name="T8">apenas disciplina a organização e a atividade do Poder Executivo;</text:span></text:p>
        </text:list-item>
        <text:list-item>
          <text:p text:style-name="P17"><text:span text:style-name="T2">C</text:span><text:span text:style-name="T1">ritério das relações jurídicas</text:span><text:span text:style-name="T7">: normas que regem relação Administração x administrados;</text:span></text:p>
        </text:list-item>
        <text:list-item>
          <text:p text:style-name="P18"><text:span text:style-name="T1">Critério teleológico</text:span><text:span text:style-name="T7">: sistema de princípios jurídicos e de normas que regulam a atividade do Estado;</text:span></text:p>
        </text:list-item>
        <text:list-item>
          <text:p text:style-name="P18"><text:span text:style-name="T1">Critério negativo</text:span><text:span text:style-name="T7"> (residual): atividades desenvolvidas para a consecução dos fins estatais, excluídas a legislação e a jurisdição;</text:span></text:p>
        </text:list-item>
        <text:list-item>
          <text:p text:style-name="P18"><text:span text:style-name="T1">Critério da distinção entre atividade jurídica e social do Estado</text:span><text:span text:style-name="T7">: </text:span><text:span text:style-name="T9">regula a atividade jurídica não contenciosa do Estado e a constituição dos órgãos e meios de sua ação em geral. </text:span><text:span text:style-name="T10">Considera o sentido objetivo e o sentido subjetivo, mas não trata da função administrativa;</text:span></text:p>
        </text:list-item>
        <text:list-item>
          <text:p text:style-name="P19"><text:soft-page-break/><text:span text:style-name="T1">Critério da Administração Pública</text:span><text:span text:style-name="T7">: </text:span><text:span text:style-name="T11">conjunto de princípios que regem a Administração Pública – critério mais aceito atualmente </text:span><text:span text:style-name="T14">– considerando suas atividades administrativas, os órgãos e pessoas jurídicas que a compõem, sua organização e suas relações com os particulares.</text:span></text:p>
        </text:list-item>
      </text:list>
      <text:p text:style-name="P26"/>
      <text:p text:style-name="P8"><text:span text:style-name="T15">E</text:span><text:span text:style-name="T6">volução do objeto de Direito Administrativo</text:span><text:span text:style-name="T7">:</text:span></text:p>
      <text:list xml:id="list4933591871763377420" text:style-name="L4">
        <text:list-item>
          <text:p text:style-name="P20"><text:span text:style-name="T1">Escola legalista, exegética, empírica ou caótica</text:span><text:span text:style-name="T7">: considera apenas as regras contidas nas leis, ignora os princípios;</text:span></text:p>
        </text:list-item>
        <text:list-item>
          <text:p text:style-name="P20"><text:span text:style-name="T1">Direito Administrativo e ciência da administração</text:span><text:span text:style-name="T7">: </text:span><text:span text:style-name="T12">Direito Administrativo cuida de normas e princípios jurídicos que regem a Administração Pública e suas relações com os particulares, excluídas as funções legislativa e jurisdicional, enquanto a Ciência da Administração estuda e valora a utilidade e a oportunidade dessa atuação;</text:span></text:p>
        </text:list-item>
        <text:list-item>
          <text:p text:style-name="P21"><text:span text:style-name="T3">C</text:span><text:span text:style-name="T1">ritério técnico-científico</text:span><text:span text:style-name="T7">: construção doutrinária passa a ser mais sistemática e científica, com a preocupação de definir seus institutos específicos e princípios informativos. </text:span><text:span text:style-name="T13">O Direito Administrativo passou a ser desenvolvido com base em método técnico-jurídico.</text:span></text:p>
        </text:list-item>
      </text:list>
      <text:p text:style-name="P22"><text:span text:style-name="T13"/></text:p>
      <text:p text:style-name="P23"><text:span text:style-name="T13">C</text:span><text:span text:style-name="T7">onceito de </text:span><text:span text:style-name="T6">Direito Administrativo</text:span><text:span text:style-name="T7"> segundo o critério da </text:span><text:span text:style-name="T6">hierarquia orgânica</text:span><text:span text:style-name="T7">: diferencia o Direito Administrativo do Constitucional, classificando os órgãos do Estado em </text:span><text:span text:style-name="T6">superiores</text:span><text:span text:style-name="T7"> e </text:span><text:span text:style-name="T6">inferiores</text:span><text:span text:style-name="T7">. O Direito Administrativo rege os órgãos </text:span><text:span text:style-name="T6">inferiores</text:span><text:span text:style-name="T7">, enquanto o Constitucional estuda os </text:span><text:span text:style-name="T6">superiores</text:span><text:span text:style-name="T7">.</text:span></text:p>
      <text:p text:style-name="P23"><text:span text:style-name="T7"/></text:p>
      <text:p text:style-name="P24"><text:span text:style-name="T6">Classificação das fontes de direito administrativo</text:span><text:span text:style-name="T7">:</text:span></text:p>
      <text:list xml:id="list9072520136226394985" text:style-name="L6">
        <text:list-item>
          <text:p text:style-name="P25"><text:span text:style-name="T7">quanto ao </text:span><text:span text:style-name="T6">procedimento</text:span><text:span text:style-name="T7">:</text:span></text:p>
          <text:list>
            <text:list-item>
              <text:p text:style-name="P28"><text:span text:style-name="T7">fontes legislativas;</text:span></text:p>
            </text:list-item>
            <text:list-item>
              <text:p text:style-name="P28"><text:span text:style-name="T7">fontes jurisprudenciais;</text:span></text:p>
            </text:list-item>
            <text:list-item>
              <text:p text:style-name="P28"><text:span text:style-name="T7">fontes administrativas;</text:span></text:p>
            </text:list-item>
          </text:list>
        </text:list-item>
        <text:list-item>
          <text:p text:style-name="P28"><text:span text:style-name="T7">quanto à sua </text:span><text:span text:style-name="T6">forma</text:span><text:span text:style-name="T7"> de manifestação na realidade:</text:span></text:p>
          <text:list>
            <text:list-item>
              <text:p text:style-name="P28"><text:span text:style-name="T7">fontes escritas;</text:span></text:p>
            </text:list-item>
            <text:list-item>
              <text:p text:style-name="P28"><text:span text:style-name="T7">fontes não escritas;</text:span></text:p>
            </text:list-item>
          </text:list>
        </text:list-item>
        <text:list-item>
          <text:p text:style-name="P28"><text:span text:style-name="T7">quanto ao seu </text:span><text:span text:style-name="T6">uso</text:span><text:span text:style-name="T7">:</text:span></text:p>
          <text:list>
            <text:list-item>
              <text:p text:style-name="P28"><text:span text:style-name="T7">fontes de aplicação obrigatória;</text:span></text:p>
            </text:list-item>
            <text:list-item>
              <text:p text:style-name="P28"><text:span text:style-name="T7">fontes de uso opcional;</text:span></text:p>
            </text:list-item>
          </text:list>
        </text:list-item>
        <text:list-item>
          <text:p text:style-name="P28"><text:span text:style-name="T7">quanto ao </text:span><text:span text:style-name="T6">poder</text:span><text:span text:style-name="T7"> que emana dos mandamentos que contêm:</text:span></text:p>
          <text:list>
            <text:list-item>
              <text:p text:style-name="P28"><text:span text:style-name="T7">fontes de normas vinculantes;</text:span></text:p>
            </text:list-item>
            <text:list-item>
              <text:p text:style-name="P28"><text:span text:style-name="T7">fontes de normas indicativas;</text:span></text:p>
            </text:list-item>
          </text:list>
        </text:list-item>
        <text:list-item>
          <text:p text:style-name="P28"><text:span text:style-name="T7">quanto à sua </text:span><text:span text:style-name="T6">hierarquia</text:span><text:span text:style-name="T7">:</text:span></text:p>
          <text:list>
            <text:list-item>
              <text:p text:style-name="P28"><text:span text:style-name="T7">fontes primárias;</text:span></text:p>
            </text:list-item>
            <text:list-item>
              <text:p text:style-name="P28"><text:span text:style-name="T7">fontes secundárias (ex.: resoluções);</text:span></text:p>
            </text:list-item>
            <text:list-item>
              <text:p text:style-name="P28"><text:span text:style-name="T7">fontes subsidiárias (ex.: doutrina).</text:span></text:p>
            </text:list-item>
          </text:list>
        </text:list-item>
      </text:list>
      <text:p text:style-name="P29"><text:span text:style-name="T7"/></text:p>
      <text:p text:style-name="P30"><text:span text:style-name="T6">Princípio da Sindicabilidade</text:span><text:span text:style-name="T7">: possibilidade jurídica de submeter efetivamente </text:span><text:span text:style-name="T6">qualquer</text:span><text:span text:style-name="T7"> lesão de direito e, por extensão, as ameaças de lesão de direito a algum tipo de controle, seja pela própria Administração como pelo Judiciário.</text:span></text:p>
      <text:p text:style-name="P30"><text:span text:style-name="T7"/></text:p>
      <text:p text:style-name="P31"><text:span text:style-name="T7">Situações em que o exaurimento ou uso inicial da </text:span><text:span text:style-name="T6">via administrativa</text:span><text:span text:style-name="T7"> é </text:span><text:span text:style-name="T6">condição</text:span><text:span text:style-name="T7"> para acesso ao </text:span><text:span text:style-name="T6">Poder Judiciário</text:span><text:span text:style-name="T7">:</text:span></text:p>
      <text:list xml:id="list2576426441640839725" text:style-name="L7">
        <text:list-item>
          <text:p text:style-name="P32"><text:span text:style-name="T7">justiça desportiva;</text:span></text:p>
        </text:list-item>
        <text:list-item>
          <text:p text:style-name="P32"><text:soft-page-break/><text:span text:style-name="T7">descumprimento de Súmula Vinculante;</text:span></text:p>
        </text:list-item>
        <text:list-item>
          <text:p text:style-name="P32"><text:span text:style-name="T7">negativa/omissão da via administrativa é condição para entrar com </text:span><text:span text:style-name="T17">habeas data</text:span><text:span text:style-name="T7">;</text:span></text:p>
        </text:list-item>
        <text:list-item>
          <text:p text:style-name="P32"><text:span text:style-name="T7">mandado de segurança só pode ser impetrado se não couber recurso administrativo com efeito suspensivo, <text:s/>independentemente de caução;</text:span></text:p>
        </text:list-item>
        <text:list-item>
          <text:p text:style-name="P32"><text:span text:style-name="T7">em regra, é obrigatório o prévio requerimento administrativo para caracterizar o interesse em agir em ações contra o INSS relativas à concessão de benefícios previdenciários – não significa exaurir a via administrativa, pois quando o entendimento da Administração for notória e reiteradamente contrária à postulação do segurado, ele poderá buscar diretamente a via judicial.</text:span></text:p>
        </text:list-item>
      </text:list>
      <text:p text:style-name="P31"><text:span text:style-name="T7"/></text:p>
      <text:p text:style-name="P31"><text:span text:style-name="T7">Atos </text:span><text:span text:style-name="T6">políticos</text:span><text:span text:style-name="T7">, em regra, </text:span><text:span text:style-name="T6">não</text:span><text:span text:style-name="T7"> se submetem ao controle judicial devido ao princípio da separação dos Poderes. Exceções: atos políticos que ofendam direitos individuais ou coletivos, ou que contenham vícios de legalidade ou constitucionalidade.</text:span></text:p>
      <text:p text:style-name="P31"><text:span text:style-name="T7"/></text:p>
      <text:p text:style-name="P33"><text:span text:style-name="T7">O </text:span><text:span text:style-name="T6">regime jurídico-administrativo</text:span><text:span text:style-name="T7"> pode ser sintetizado em dois princípios:</text:span></text:p>
      <text:list xml:id="list5042350804764769908" text:style-name="L8">
        <text:list-item>
          <text:p text:style-name="P34"><text:span text:style-name="T7">supremacia do interesse público sobre o privado;</text:span></text:p>
        </text:list-item>
        <text:list-item>
          <text:p text:style-name="P34"><text:span text:style-name="T7">indisponibilidade do interesse público.</text:span></text:p>
        </text:list-item>
      </text:list>
      <text:p text:style-name="P3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6243" officeooo:paragraph-rsid="000962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Estado, governo e administração pública. Direito administrativo: origem, conceito, fontes. Sistemas administrativ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13:18.037253926</meta:creation-date>
    <dc:date>2018-02-24T09:13:35.572930752</dc:date>
    <meta:editing-duration>PT14H27M44S</meta:editing-duration>
    <meta:editing-cycles>28</meta:editing-cycles>
    <meta:generator>LibreOffice/5.2.7.2$Linux_X86_64 LibreOffice_project/20m0$Build-2</meta:generator>
    <meta:document-statistic meta:table-count="1" meta:image-count="0" meta:object-count="0" meta:page-count="3" meta:paragraph-count="67" meta:word-count="837" meta:character-count="5711" meta:non-whitespace-character-count="4979"/>
  </office:meta>
</office:document-meta>
</file>